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officeooo:rsid="002a2433" officeooo:paragraph-rsid="002a2433"/>
    </style:style>
    <style:style style:name="P14" style:family="paragraph" style:parent-style-name="Standard">
      <style:text-properties officeooo:paragraph-rsid="0004c7f9"/>
    </style:style>
    <style:style style:name="P15" style:family="paragraph" style:parent-style-name="Standard">
      <style:text-properties officeooo:paragraph-rsid="0009778c"/>
    </style:style>
    <style:style style:name="P16" style:family="paragraph" style:parent-style-name="Standard">
      <style:text-properties officeooo:paragraph-rsid="00165b36"/>
    </style:style>
    <style:style style:name="P17" style:family="paragraph" style:parent-style-name="Standard">
      <style:text-properties officeooo:paragraph-rsid="001ec47a"/>
    </style:style>
    <style:style style:name="P18" style:family="paragraph" style:parent-style-name="Standard">
      <style:text-properties officeooo:paragraph-rsid="002c0600"/>
    </style:style>
    <style:style style:name="P19" style:family="paragraph" style:parent-style-name="Standard">
      <style:text-properties officeooo:paragraph-rsid="002a2433"/>
    </style:style>
    <style:style style:name="P20" style:family="paragraph" style:parent-style-name="Text_20_body">
      <style:text-properties fo:language="cs" fo:country="CZ" officeooo:rsid="0011df54" officeooo:paragraph-rsid="0011df54"/>
    </style:style>
    <style:style style:name="P21" style:family="paragraph" style:parent-style-name="Text_20_body">
      <style:text-properties fo:language="cs" fo:country="CZ" officeooo:rsid="00165b36" officeooo:paragraph-rsid="0017f092"/>
    </style:style>
    <style:style style:name="P22" style:family="paragraph" style:parent-style-name="Text_20_body">
      <style:text-properties fo:language="cs" fo:country="CZ" officeooo:rsid="0017f092" officeooo:paragraph-rsid="0017f092"/>
    </style:style>
    <style:style style:name="P23" style:family="paragraph" style:parent-style-name="Text_20_body">
      <style:text-properties fo:language="cs" fo:country="CZ" officeooo:rsid="0016d194" officeooo:paragraph-rsid="0017f092"/>
    </style:style>
    <style:style style:name="P24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25" style:family="paragraph" style:parent-style-name="Text_20_body">
      <style:text-properties fo:language="cs" fo:country="CZ" officeooo:rsid="00101867" officeooo:paragraph-rsid="001c23cb"/>
    </style:style>
    <style:style style:name="P26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27" style:family="paragraph" style:parent-style-name="Text_20_body">
      <style:text-properties fo:language="cs" fo:country="CZ" officeooo:rsid="00271eec" officeooo:paragraph-rsid="001ec47a"/>
    </style:style>
    <style:style style:name="P28" style:family="paragraph" style:parent-style-name="Text_20_body">
      <style:text-properties officeooo:paragraph-rsid="0017f092"/>
    </style:style>
    <style:style style:name="P29" style:family="paragraph" style:parent-style-name="Text_20_body">
      <style:text-properties officeooo:paragraph-rsid="001c23cb"/>
    </style:style>
    <style:style style:name="P30" style:family="paragraph" style:parent-style-name="Text_20_body">
      <style:text-properties officeooo:paragraph-rsid="001ec47a"/>
    </style:style>
    <style:style style:name="P31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32" style:family="paragraph" style:parent-style-name="Text_20_body">
      <style:text-properties officeooo:paragraph-rsid="00239891"/>
    </style:style>
    <style:style style:name="P33" style:family="paragraph" style:parent-style-name="Text_20_body">
      <style:text-properties style:font-name="Liberation Serif"/>
    </style:style>
    <style:style style:name="P34" style:family="paragraph" style:parent-style-name="Text_20_body">
      <style:text-properties style:font-name="Liberation Serif" officeooo:paragraph-rsid="002d4fcc"/>
    </style:style>
    <style:style style:name="P35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36" style:family="paragraph" style:parent-style-name="Title">
      <style:text-properties officeooo:paragraph-rsid="00070a5d"/>
    </style:style>
    <style:style style:name="P37" style:family="paragraph" style:parent-style-name="Title">
      <style:paragraph-properties fo:break-before="page"/>
    </style:style>
    <style:style style:name="P38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39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40" style:family="paragraph" style:parent-style-name="Heading_20_1">
      <style:text-properties officeooo:paragraph-rsid="002d4fcc"/>
    </style:style>
    <style:style style:name="P41" style:family="paragraph" style:parent-style-name="Standard">
      <style:text-properties fo:language="cs" fo:country="CZ" officeooo:rsid="002c0600" officeooo:paragraph-rsid="0004c7f9"/>
    </style:style>
    <style:style style:name="P42" style:family="paragraph" style:parent-style-name="Standard" style:list-style-name="L1">
      <style:text-properties fo:language="cs" fo:country="CZ" officeooo:rsid="004987e1" officeooo:paragraph-rsid="001dfd90"/>
    </style:style>
    <style:style style:name="P43" style:family="paragraph" style:parent-style-name="Standard" style:list-style-name="L1">
      <style:text-properties fo:language="cs" fo:country="CZ" officeooo:rsid="006cff5c" officeooo:paragraph-rsid="001dfd90"/>
    </style:style>
    <style:style style:name="P44" style:family="paragraph" style:parent-style-name="Standard" style:list-style-name="L1">
      <style:text-properties fo:language="cs" fo:country="CZ" officeooo:rsid="004e4c76" officeooo:paragraph-rsid="001dfd90"/>
    </style:style>
    <style:style style:name="P45" style:family="paragraph" style:parent-style-name="Standard" style:list-style-name="L3">
      <style:text-properties fo:language="cs" fo:country="CZ" officeooo:rsid="004e4c76" officeooo:paragraph-rsid="001ec47a"/>
    </style:style>
    <style:style style:name="P46" style:family="paragraph" style:parent-style-name="Standard" style:list-style-name="L1">
      <style:text-properties fo:language="cs" fo:country="CZ" officeooo:rsid="0005b474" officeooo:paragraph-rsid="001dfd90"/>
    </style:style>
    <style:style style:name="P47" style:family="paragraph" style:parent-style-name="Standard" style:list-style-name="L2">
      <style:text-properties fo:language="cs" fo:country="CZ" officeooo:rsid="00302bbb" officeooo:paragraph-rsid="00302bbb"/>
    </style:style>
    <style:style style:name="P48" style:family="paragraph" style:parent-style-name="Standard" style:list-style-name="L2">
      <style:text-properties fo:language="cs" fo:country="CZ" officeooo:rsid="004d6c95" officeooo:paragraph-rsid="001ec47a"/>
    </style:style>
    <style:style style:name="P49" style:family="paragraph" style:parent-style-name="Standard" style:list-style-name="L2">
      <style:text-properties fo:language="cs" fo:country="CZ" officeooo:rsid="004e6f17" officeooo:paragraph-rsid="001ec47a"/>
    </style:style>
    <style:style style:name="P50" style:family="paragraph" style:parent-style-name="Standard" style:list-style-name="L3">
      <style:text-properties fo:language="cs" fo:country="CZ" officeooo:rsid="005360c3" officeooo:paragraph-rsid="001ec47a"/>
    </style:style>
    <style:style style:name="P51" style:family="paragraph" style:parent-style-name="Standard" style:list-style-name="L3">
      <style:text-properties fo:language="cs" fo:country="CZ" officeooo:rsid="0055b1d1" officeooo:paragraph-rsid="001ec47a"/>
    </style:style>
    <style:style style:name="P52" style:family="paragraph" style:parent-style-name="Standard" style:list-style-name="L4">
      <style:text-properties fo:language="cs" fo:country="CZ" officeooo:rsid="00527605" officeooo:paragraph-rsid="001ec47a"/>
    </style:style>
    <style:style style:name="P53" style:family="paragraph" style:parent-style-name="Standard" style:list-style-name="L4">
      <style:text-properties fo:language="cs" fo:country="CZ" officeooo:rsid="0050ee42" officeooo:paragraph-rsid="001ec47a"/>
    </style:style>
    <style:style style:name="P54" style:family="paragraph" style:parent-style-name="Standard" style:list-style-name="L1">
      <style:text-properties officeooo:paragraph-rsid="001dfd90"/>
    </style:style>
    <style:style style:name="P55" style:family="paragraph" style:parent-style-name="Standard" style:list-style-name="L1">
      <style:text-properties officeooo:rsid="004a3c30" officeooo:paragraph-rsid="001dfd90"/>
    </style:style>
    <style:style style:name="P56" style:family="paragraph" style:parent-style-name="Standard" style:list-style-name="L1">
      <style:text-properties officeooo:rsid="007e3237" officeooo:paragraph-rsid="001dfd90"/>
    </style:style>
    <style:style style:name="P57" style:family="paragraph" style:parent-style-name="Standard" style:list-style-name="L1">
      <style:text-properties officeooo:rsid="004e4c76" officeooo:paragraph-rsid="001dfd90"/>
    </style:style>
    <style:style style:name="P58" style:family="paragraph" style:parent-style-name="Standard" style:list-style-name="L2">
      <style:text-properties officeooo:paragraph-rsid="001ec47a"/>
    </style:style>
    <style:style style:name="P59" style:family="paragraph" style:parent-style-name="Standard" style:list-style-name="L2">
      <style:text-properties officeooo:rsid="004d6c95" officeooo:paragraph-rsid="001ec47a"/>
    </style:style>
    <style:style style:name="P60" style:family="paragraph" style:parent-style-name="Standard" style:list-style-name="L2">
      <style:text-properties officeooo:rsid="006d1715" officeooo:paragraph-rsid="001ec47a"/>
    </style:style>
    <style:style style:name="P61" style:family="paragraph" style:parent-style-name="Standard" style:list-style-name="L2">
      <style:text-properties officeooo:rsid="004e6f17" officeooo:paragraph-rsid="001ec47a"/>
    </style:style>
    <style:style style:name="P62" style:family="paragraph" style:parent-style-name="Standard" style:list-style-name="L2">
      <style:text-properties officeooo:rsid="006c3b85" officeooo:paragraph-rsid="001ec47a"/>
    </style:style>
    <style:style style:name="P63" style:family="paragraph" style:parent-style-name="Standard" style:list-style-name="L3">
      <style:text-properties officeooo:rsid="006c3b85" officeooo:paragraph-rsid="001ec47a"/>
    </style:style>
    <style:style style:name="P64" style:family="paragraph" style:parent-style-name="Standard" style:list-style-name="L4">
      <style:text-properties officeooo:rsid="006c3b85" officeooo:paragraph-rsid="001ec47a"/>
    </style:style>
    <style:style style:name="P65" style:family="paragraph" style:parent-style-name="Standard" style:list-style-name="L3">
      <style:text-properties fo:language="en" fo:country="US" officeooo:rsid="00551116" officeooo:paragraph-rsid="001ec47a"/>
    </style:style>
    <style:style style:name="P66" style:family="paragraph" style:parent-style-name="Standard" style:list-style-name="L4">
      <style:text-properties officeooo:paragraph-rsid="001ec47a"/>
    </style:style>
    <style:style style:name="P67" style:family="paragraph" style:parent-style-name="Standard" style:list-style-name="L4">
      <style:text-properties officeooo:rsid="00527605" officeooo:paragraph-rsid="001ec47a"/>
    </style:style>
    <style:style style:name="P68" style:family="paragraph" style:parent-style-name="Standard" style:list-style-name="L4">
      <style:text-properties officeooo:rsid="00517c07" officeooo:paragraph-rsid="001ec47a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7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38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39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0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1" style:family="text">
      <style:text-properties fo:language="cs" fo:country="CZ" officeooo:rsid="001c23cb"/>
    </style:style>
    <style:style style:name="T42" style:family="text">
      <style:text-properties fo:language="cs" fo:country="CZ" officeooo:rsid="004987e1"/>
    </style:style>
    <style:style style:name="T43" style:family="text">
      <style:text-properties fo:language="cs" fo:country="CZ" officeooo:rsid="0070f821"/>
    </style:style>
    <style:style style:name="T44" style:family="text">
      <style:text-properties fo:language="cs" fo:country="CZ" officeooo:rsid="006cff5c"/>
    </style:style>
    <style:style style:name="T45" style:family="text">
      <style:text-properties fo:language="cs" fo:country="CZ" officeooo:rsid="0067e1e5"/>
    </style:style>
    <style:style style:name="T46" style:family="text">
      <style:text-properties fo:language="cs" fo:country="CZ" officeooo:rsid="00640e87"/>
    </style:style>
    <style:style style:name="T47" style:family="text">
      <style:text-properties fo:language="cs" fo:country="CZ" officeooo:rsid="0055b1d1"/>
    </style:style>
    <style:style style:name="T48" style:family="text">
      <style:text-properties fo:language="cs" fo:country="CZ" officeooo:rsid="007edc49"/>
    </style:style>
    <style:style style:name="T49" style:family="text">
      <style:text-properties fo:language="cs" fo:country="CZ" fo:font-weight="bold" officeooo:rsid="007edc49" style:font-weight-asian="bold" style:font-weight-complex="bold"/>
    </style:style>
    <style:style style:name="T50" style:family="text">
      <style:text-properties fo:language="cs" fo:country="CZ" fo:font-weight="bold" officeooo:rsid="002a2433" style:font-weight-asian="bold" style:font-weight-complex="bold"/>
    </style:style>
    <style:style style:name="T51" style:family="text">
      <style:text-properties fo:language="cs" fo:country="CZ" fo:font-weight="bold" officeooo:rsid="002d4fcc" style:font-weight-asian="bold" style:font-weight-complex="bold"/>
    </style:style>
    <style:style style:name="T52" style:family="text">
      <style:text-properties fo:language="cs" fo:country="CZ" officeooo:rsid="006c3b85"/>
    </style:style>
    <style:style style:name="T53" style:family="text">
      <style:text-properties fo:language="cs" fo:country="CZ" officeooo:rsid="004e4c76"/>
    </style:style>
    <style:style style:name="T54" style:family="text">
      <style:text-properties fo:language="cs" fo:country="CZ" officeooo:rsid="00517c07"/>
    </style:style>
    <style:style style:name="T55" style:family="text">
      <style:text-properties fo:language="cs" fo:country="CZ" officeooo:rsid="00522026"/>
    </style:style>
    <style:style style:name="T56" style:family="text">
      <style:text-properties fo:language="cs" fo:country="CZ" officeooo:rsid="00527605"/>
    </style:style>
    <style:style style:name="T57" style:family="text">
      <style:text-properties fo:language="cs" fo:country="CZ" officeooo:rsid="005360c3"/>
    </style:style>
    <style:style style:name="T58" style:family="text">
      <style:text-properties fo:language="cs" fo:country="CZ" officeooo:rsid="006527d7"/>
    </style:style>
    <style:style style:name="T59" style:family="text">
      <style:text-properties fo:language="cs" fo:country="CZ" officeooo:rsid="008a183c"/>
    </style:style>
    <style:style style:name="T60" style:family="text">
      <style:text-properties fo:language="cs" fo:country="CZ" officeooo:rsid="0050ee42"/>
    </style:style>
    <style:style style:name="T61" style:family="text">
      <style:text-properties fo:language="cs" fo:country="CZ" officeooo:rsid="000659d3"/>
    </style:style>
    <style:style style:name="T62" style:family="text">
      <style:text-properties fo:language="cs" fo:country="CZ" officeooo:rsid="007eb97a"/>
    </style:style>
    <style:style style:name="T63" style:family="text">
      <style:text-properties fo:language="cs" fo:country="CZ" officeooo:rsid="001ec47a"/>
    </style:style>
    <style:style style:name="T64" style:family="text">
      <style:text-properties fo:language="cs" fo:country="CZ" officeooo:rsid="001ee081"/>
    </style:style>
    <style:style style:name="T65" style:family="text">
      <style:text-properties fo:language="cs" fo:country="CZ" officeooo:rsid="002572d7"/>
    </style:style>
    <style:style style:name="T66" style:family="text">
      <style:text-properties fo:language="cs" fo:country="CZ" officeooo:rsid="0027e5d6"/>
    </style:style>
    <style:style style:name="T67" style:family="text">
      <style:text-properties fo:language="cs" fo:country="CZ" officeooo:rsid="00296ec3"/>
    </style:style>
    <style:style style:name="T68" style:family="text">
      <style:text-properties fo:language="cs" fo:country="CZ" officeooo:rsid="002a2433"/>
    </style:style>
    <style:style style:name="T69" style:family="text">
      <style:text-properties fo:language="cs" fo:country="CZ" officeooo:rsid="002c0600"/>
    </style:style>
    <style:style style:name="T70" style:family="text">
      <style:text-properties fo:language="cs" fo:country="CZ" officeooo:rsid="002d4fcc"/>
    </style:style>
    <style:style style:name="T71" style:family="text">
      <style:text-properties fo:language="cs" fo:country="CZ" officeooo:rsid="00302bbb"/>
    </style:style>
    <style:style style:name="T72" style:family="text">
      <style:text-properties fo:language="cs" fo:country="CZ" officeooo:rsid="004bbb56"/>
    </style:style>
    <style:style style:name="T73" style:family="text">
      <style:text-properties fo:language="cs" fo:country="CZ" officeooo:rsid="0034c5b1"/>
    </style:style>
    <style:style style:name="T74" style:family="text">
      <style:text-properties officeooo:rsid="0009778c"/>
    </style:style>
    <style:style style:name="T75" style:family="text">
      <style:text-properties officeooo:rsid="000c4614"/>
    </style:style>
    <style:style style:name="T76" style:family="text">
      <style:text-properties officeooo:rsid="000ec4e1"/>
    </style:style>
    <style:style style:name="T77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8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9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0" style:family="text">
      <style:text-properties officeooo:rsid="00137542"/>
    </style:style>
    <style:style style:name="T81" style:family="text">
      <style:text-properties officeooo:rsid="0014e4be"/>
    </style:style>
    <style:style style:name="T82" style:family="text">
      <style:text-properties officeooo:rsid="0016d194"/>
    </style:style>
    <style:style style:name="T83" style:family="text">
      <style:text-properties officeooo:rsid="00170287"/>
    </style:style>
    <style:style style:name="T84" style:family="text">
      <style:text-properties officeooo:rsid="001a3859"/>
    </style:style>
    <style:style style:name="T85" style:family="text">
      <style:text-properties fo:language="en" fo:country="US" officeooo:rsid="0009778c"/>
    </style:style>
    <style:style style:name="T86" style:family="text">
      <style:text-properties fo:language="en" fo:country="US" fo:font-style="italic" officeooo:rsid="001120dc" style:font-style-asian="italic" style:font-style-complex="italic"/>
    </style:style>
    <style:style style:name="T87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88" style:family="text">
      <style:text-properties fo:language="en" fo:country="US" officeooo:rsid="001120dc"/>
    </style:style>
    <style:style style:name="T89" style:family="text">
      <style:text-properties fo:language="en" fo:country="US" officeooo:rsid="000ad30e"/>
    </style:style>
    <style:style style:name="T90" style:family="text">
      <style:text-properties fo:language="en" fo:country="US" officeooo:rsid="00101867"/>
    </style:style>
    <style:style style:name="T91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92" style:family="text">
      <style:text-properties fo:font-weight="normal" officeooo:rsid="0067e1e5" style:font-weight-asian="normal" style:font-weight-complex="normal"/>
    </style:style>
    <style:style style:name="T93" style:family="text">
      <style:text-properties fo:font-weight="normal" officeooo:rsid="006c3b85" style:font-weight-asian="normal" style:font-weight-complex="normal"/>
    </style:style>
    <style:style style:name="T94" style:family="text">
      <style:text-properties fo:font-weight="normal" officeooo:rsid="0023251f" style:font-weight-asian="normal" style:font-weight-complex="normal"/>
    </style:style>
    <style:style style:name="T95" style:family="text">
      <style:text-properties officeooo:rsid="0067e1e5"/>
    </style:style>
    <style:style style:name="T96" style:family="text">
      <style:text-properties officeooo:rsid="004e6f17"/>
    </style:style>
    <style:style style:name="T97" style:family="text">
      <style:text-properties officeooo:rsid="00640e87"/>
    </style:style>
    <style:style style:name="T98" style:family="text">
      <style:text-properties officeooo:rsid="006c3b85"/>
    </style:style>
    <style:style style:name="T99" style:family="text">
      <style:text-properties officeooo:rsid="0055b1d1"/>
    </style:style>
    <style:style style:name="T100" style:family="text">
      <style:text-properties officeooo:rsid="007edc49"/>
    </style:style>
    <style:style style:name="T101" style:family="text">
      <style:text-properties fo:font-weight="bold" officeooo:rsid="007edc49" style:font-weight-asian="bold" style:font-weight-complex="bold"/>
    </style:style>
    <style:style style:name="T102" style:family="text">
      <style:text-properties officeooo:rsid="007eb97a"/>
    </style:style>
    <style:style style:name="T103" style:family="text">
      <style:text-properties officeooo:rsid="000659d3"/>
    </style:style>
    <style:style style:name="T104" style:family="text">
      <style:text-properties officeooo:rsid="001ee081"/>
    </style:style>
    <style:style style:name="T105" style:family="text">
      <style:text-properties officeooo:rsid="00206293"/>
    </style:style>
    <style:style style:name="T106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239891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13" style:family="text">
      <style:text-properties officeooo:rsid="002572d7"/>
    </style:style>
    <style:style style:name="T114" style:family="text">
      <style:text-properties officeooo:rsid="002d4fcc"/>
    </style:style>
    <style:style style:name="T115" style:family="text">
      <style:text-properties style:font-name="Liberation Serif"/>
    </style:style>
    <style:style style:name="T116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17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18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19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20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21" style:family="text">
      <style:text-properties style:font-name="Liberation Serif" officeooo:rsid="0005b474"/>
    </style:style>
    <style:style style:name="T122" style:family="text">
      <style:text-properties style:font-name="Liberation Serif" officeooo:rsid="000659d3"/>
    </style:style>
    <style:style style:name="T123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27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28" style:family="text">
      <style:text-properties officeooo:rsid="0034c5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5">K</text:span>obok</text:p>
      <text:h text:style-name="Heading_20_1" text:outline-level="1">Prolog</text:h>
      <text:p text:style-name="P1"/>
      <text:p text:style-name="P14"><text:span text:style-name="T3"><text:tab/></text:span><text:span text:style-name="T67">Jižní Kontinent</text:span><text:span text:style-name="T64">, m</text:span><text:span text:style-name="T10">ěsto </text:span><text:span text:style-name="T3">Arpegos, </text:span><text:span text:style-name="T6">rok </text:span><text:span text:style-name="T3">759 </text:span><text:span text:style-name="T6">po</text:span><text:span text:style-name="T4"> </text:span><text:span text:style-name="T6">Velké </text:span><text:span text:style-name="T65">Bouři</text:span><text:span text:style-name="T4">.</text:span></text:p>
      <text:p text:style-name="P1"/>
      <text:p text:style-name="P1"><text:tab/>Magistr <text:span text:style-name="T104">kartograf</text:span><text:span text:style-name="T114">ie</text:span><text:span text:style-name="T104"> </text:span>Avelard z Arpegosu si zavolá svého otroka a sluhu Elegia, <text:span text:style-name="T74">kterého</text:span> požádá, aby jej doprovodil na tržiště, kde si potřebuje nakoupit pergamen, psací potřeby <text:span text:style-name="T1">a lampový olej</text:span>. Je třeba vzít ze sklepa nějaké trofeje z cesty na Kobok a ty prodat. Avelard svému sluhovi Elegiovi postupně vyloží, že se chystá sepsat cestopis podle svých dobrodružství na poloostrově Kobok, který právě on jako první <text:span text:style-name="T84">C</text:span>erelusan procestoval a zmapoval.</text:p>
      <text:p text:style-name="P14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4">muži, kteří je právě přepadli, </text:span><text:span text:style-name="T7">ale rozhodně ne</text:span><text:span text:style-name="T4"> jeho přátelé z Koboku.</text:span></text:p>
      <text:p text:style-name="P1"><text:tab/><text:span text:style-name="T75">Když se vrátí zpět na panství, </text:span><text:span text:style-name="T1">Avelard zasedne ke stolu, zapálí olejovou lampu a začne psát…</text:span></text:p>
      <text:p text:style-name="P1"/>
      <text:p text:style-name="P19"><text:span text:style-name="T50">Díl první – </text:span><text:span text:style-name="T51">P</text:span><text:span text:style-name="T50">řátelé </text:span><text:span text:style-name="T51">z Koboku</text:span></text:p>
      <text:p text:style-name="P13"/>
      <text:p text:style-name="P18"><text:span text:style-name="T3"><text:tab/></text:span><text:span text:style-name="T67">Můj velectěný čtenáři, mé jméno je Avelard z Arpegosu a jsem hrdým nositelem titulu vrchního kartografa regenta Jižního Kontinentu. Když jsem dokončil své bakalářské studium kartografie na svaté univerzitě ve slavném městě Caerelus, byla již celá říše zmapována s vyjímkou </text:span><text:span text:style-name="T69">jediného místa. Poslední možností, jak vytvořit mapu, kterou ještě nikdo předtím vytvořit nedokázal představoval </text:span><text:span text:style-name="T67">poloostrov Kobok. </text:span></text:p>
      <text:p text:style-name="P18"><text:span text:style-name="T67"><text:tab/></text:span><text:span text:style-name="T69">Z</text:span><text:span text:style-name="T67">áhadné míst</text:span><text:span text:style-name="T69">o</text:span><text:span text:style-name="T67"> opředené tajemstvím, kde podle legend žili pohané obětující starým bohům a kteří podle vyprávění zabili každého cizince bez slitování.</text:span></text:p>
      <text:p text:style-name="P14"><text:span text:style-name="T67"><text:tab/>Z mladistvé touhy získat si respekt svých drahých </text:span><text:span text:style-name="T68">učitelů a zapsat se do dějin slavné říše Cerelus, netoužil jsem po ničem jiném než nakreslit první mapu poloostrova Kobok. Náš jediný a pravý Bůh tomu chtěl a řízením osudu daroval mi splnění mého smělého přání. Způsoby, jak Bůh naplňuje osud jsou rozmanité a nepředvídatelné. </text:span><text:span text:style-name="T69">N</text:span><text:span text:style-name="T68">ikdy </text:span><text:span text:style-name="T69">bych se </text:span><text:span text:style-name="T68">nemohl vydat na Kobok a nakreslit jeho první mapu, kdyby mi Bůh náš jediný a nejskvělejší nejprve </text:span><text:span text:style-name="T69">nedopřál možnost získat přátele – avšak ne jen tak ledajaké přátele. Byl jsem požehnán tím darem, že mými nejlepšími přáteli se stali obyvatelé Koboku.</text:span></text:p>
      <text:p text:style-name="P41"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81">pohlaví</text:span><text:span text:style-name="T1"> a portrétu (Adelan, Kalinga, Juki </text:span><text:span text:style-name="T81">nebo</text:span><text:span text:style-name="T1"> </text:span><text:span text:style-name="T76">R</text:span><text:span text:style-name="T1">a</text:span><text:span text:style-name="T76">b</text:span><text:span text:style-name="T1">ar)</text:span></text:p>
      <text:p text:style-name="P1"><text:tab/></text:p>
      <text:p text:style-name="P15"><text:span text:style-name="T3"><text:tab/></text:span><text:span text:style-name="T4">Poloostrov Kobok, </text:span><text:span text:style-name="T6">rok </text:span><text:span text:style-name="T4">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40" text:outline-level="1"><text:soft-page-break/><text:span text:style-name="T77">Díl první – </text:span><text:span text:style-name="T79">P</text:span><text:span text:style-name="T78">řátelé </text:span><text:span text:style-name="T79">z Koboku</text:span></text:h>
      <text:p text:style-name="P4">Úvod do hlavního úkolu hráčova národa. <text:span text:style-name="T82">Díl končí v Ulpiku, když se hrdinové dozví o mořské příšeře a že budou muset přejít </text:span><text:span text:style-name="T104">Velké </text:span><text:span text:style-name="T82">Perunovy </text:span>hory na Kontinent a navštívit Starý Přístav nebo Arpegos.</text:p>
      <text:p text:style-name="P3"/>
      <text:h text:style-name="Heading_20_1" text:outline-level="1"><text:span text:style-name="T77">Díl druhý</text:span> – Perunov<text:span text:style-name="T77">y</text:span> hory</text:h>
      <text:p text:style-name="P20">Přejít Perunovy hory a dostat se na Kontinent nebude snadné. <text:span text:style-name="T83">Nejprve je potřeba doplnit členy družiny a vybavit se zásobami.</text:span> <text:span text:style-name="T81">V horách </text:span><text:span text:style-name="T83">potom </text:span><text:span text:style-name="T81">potkají naši hrdinové zvláštní národ Troglodytů, v jejichž jeskyni musí přečkat bouři. </text:span><text:span text:style-name="T83">Jeskyně později umožní překročit hory rychleji.</text:span> Díl končí na konci horského průsmyku, kde začíná Kontinent.</text:p>
      <text:h text:style-name="Heading_20_1" text:outline-level="1">Díl třetí – <text:span text:style-name="T80">Mocný národ</text:span><text:span text:style-name="T9"> </text:span><text:span text:style-name="T80">Caerelus</text:span></text:h>
      <text:p text:style-name="P29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1">a společně</text:span><text:span text:style-name="T16"> </text:span><text:span text:style-name="T13">s Avelardem</text:span><text:span text:style-name="T16"> </text:span><text:span text:style-name="T64">procestuje </text:span><text:span text:style-name="T13">jižní část Kontinentu. </text:span><text:span text:style-name="T70">Může osvobodit ostatní členy družiny z cereluského zajetí.</text:span><text:span text:style-name="T13"> </text:span><text:span text:style-name="T70">P</text:span><text:span text:style-name="T13">ak se vrátí na Kobok, aby Avelard mohl pracovat na své mapě.</text:span><text:span text:style-name="T9"> </text:span><text:span text:style-name="T13">V tomto díl</text:span><text:span text:style-name="T64">u</text:span><text:span text:style-name="T13"> lze přesvědčit námořníky ve Starém přístavu nebo v Ul</text:span><text:span text:style-name="T41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22">Naši hrdinové se musí vydat do podzemního k<text:span text:style-name="T105">r</text:span>álovství a najít krále Subteranů, aby jej na závěr buď zabili nebo se s ním spojili proti regentovi.</text:p>
      <text:p text:style-name="P28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16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66">který je v opozici k národu hlavní postavy</text:span><text:span text:style-name="T11">) lze splnit pouze tímto způsobem, </text:span><text:span text:style-name="T14">proto se vyplatí s přáním počkat na konec </text:span><text:span text:style-name="T64">hry</text:span><text:span text:style-name="T14">.</text:span></text:p>
      <text:p text:style-name="P5"/>
      <text:p text:style-name="P6">Díl končí, když je splněn hlavní úkol hráčova národa a <text:span text:style-name="T104">zároveň je </text:span>regent nebo král <text:span text:style-name="T104">Subetranů</text:span> mrtev.</text:p>
      <text:p text:style-name="P6"/>
      <text:h text:style-name="Heading_20_1" text:outline-level="1">Epilog</text:h>
      <text:p text:style-name="P21">Starý magistr Avelard dopsal svůj cestopis <text:span text:style-name="T82">a poprosí svého otroka Elegia, aby si dílo přečetl a sdělil mu svůj názor.</text:span></text:p>
      <text:p text:style-name="P22">Elegius s Avelardem zrekapitulují děj a okomentují, jak dopadly příběhy jednotlivých národů a jak skončil regent.</text:p>
      <text:p text:style-name="P23"><text:soft-page-break/>Elegius knihu chválí, ale nevěří pohádkám o magických rituálech, mořských příšerách a lidech vstávajích z hrobu. Vždyť kdo by tomu věřil?</text:p>
      <text:p text:style-name="Title"/>
      <text:p text:style-name="P37">Juki</text:p>
      <text:p text:style-name="P24">Muž</text:p>
      <text:p text:style-name="P29"><text:span text:style-name="T6"><text:tab/>Můj přítel</text:span><text:span text:style-name="T85"> </text:span><text:span text:style-name="T86">{name}</text:span><text:span text:style-name="T88"> </text:span><text:span text:style-name="T89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63">jeho </text:span><text:span text:style-name="T19">děd a všichni jukijští muži od časů Velké </text:span><text:span text:style-name="T63">potopy</text:span><text:span text:style-name="T19">.</text:span></text:p>
      <text:p text:style-name="P29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29"><text:span text:style-name="T19"><text:tab/></text:span><text:span text:style-name="T20">Vše začalo jednoho rána, právě když se měl </text:span><text:span text:style-name="T86">{name} </text:span><text:span text:style-name="T20">vydat se svým otcem</text:span><text:span text:style-name="T90"> </text:span><text:span text:style-name="T20">lovit ryby…</text:span></text:p>
      <text:p text:style-name="P25"/>
      <text:p text:style-name="P24">Žena</text:p>
      <text:p text:style-name="P29"><text:span text:style-name="T22"><text:tab/></text:span><text:span text:style-name="T23">Má drahá přítelkyně </text:span><text:span text:style-name="T87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29"><text:span text:style-name="T23"><text:tab/>Ona však nebyla jen obyčejná jukijská dívka, a aniž by to kdokoliv v Murku mohl tušit, </text:span><text:span text:style-name="T25">měla sehrát v historii poloostrova Kobok daleko důležitější roli, než </text:span><text:span text:style-name="T26">být jen </text:span><text:span text:style-name="T25">pouhou žen</text:span><text:span text:style-name="T26">o</text:span><text:span text:style-name="T25">u rybáře. </text:span><text:span text:style-name="T27">Mnoho let předtím, </text:span><text:span text:style-name="T24">než mi bylo dopřáno té nesmírné cti j</text:span><text:span text:style-name="T27">i</text:span><text:span text:style-name="T24"> poznat </text:span><text:span text:style-name="T27">s putovat Kobokem v její družině, se její kajak stočil jiným směrem, jak říkají Jukiové.</text:span></text:p>
      <text:p text:style-name="P29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87">{name}</text:span><text:span text:style-name="T91"> </text:span><text:span text:style-name="T36">dozvěděla od svého otce strašnou novinu...</text:span></text:p>
      <text:p text:style-name="P7"/>
      <text:p text:style-name="P27"><text:span text:style-name="T1">V</text:span><text:span text:style-name="T103">esnice Murku, náčelník </text:span><text:span text:style-name="T89">Jolis</text:span></text:p>
      <text:p text:style-name="P7"/>
      <text:list xml:id="list1974322592" text:style-name="L1">
        <text:list-item>
          <text:p text:style-name="P42">jít k Vodanovu vodopádu a vykonat oběť</text:p>
        </text:list-item>
        <text:list-item>
          <text:p text:style-name="P55"><text:span text:style-name="T42">k </text:span><text:span text:style-name="T2">Adelanům poprosit o přízeň Živy</text:span></text:p>
        </text:list-item>
        <text:list-item>
          <text:p text:style-name="P43">řeka vytéká z hory, musíme najít kněžího Peruna</text:p>
        </text:list-item>
        <text:list-item>
          <text:p text:style-name="P54"><text:span text:style-name="T42">musíme </text:span><text:span text:style-name="T43">pro</text:span><text:span text:style-name="T42"> </text:span><text:span text:style-name="T44">něj do </text:span><text:span text:style-name="T42">Ulpiku</text:span><text:span text:style-name="T44"> a pak do Starého přístavu</text:span></text:p>
        </text:list-item>
        <text:list-item>
          <text:p text:style-name="P56"><text:span text:style-name="T44">v </text:span><text:span text:style-name="T2">horách je důl na Cinium, který znečišťuje řeku</text:span></text:p>
        </text:list-item>
        <text:list-item>
          <text:p text:style-name="P44"><text:span text:style-name="T95">důl spravuje regent </text:span><text:span text:style-name="T96">v </text:span><text:span text:style-name="T97">Arpegosu </text:span></text:p>
        </text:list-item>
        <text:list-item>
          <text:p text:style-name="P44">finále: </text:p>
          <text:list>
            <text:list-item>
              <text:p text:style-name="P57"><text:span text:style-name="T45">nasaď monstrum do</text:span><text:span text:style-name="T46"> dol</text:span><text:span text:style-name="T45">u</text:span><text:span text:style-name="T46"> na Cinium</text:span></text:p>
            </text:list-item>
            <text:list-item>
              <text:p text:style-name="P46"><text:span text:style-name="T92">zabij regenta </text:span><text:span text:style-name="T93">nebo krále Subteranů a přej si zrušení dolu</text:span></text:p>
            </text:list-item>
          </text:list>
        </text:list-item>
      </text:list>
      <text:p text:style-name="P9"/>
      <text:p text:style-name="P10"/>
      <text:p text:style-name="P38"><text:span text:style-name="T98">A</text:span>delané</text:p>
      <text:p text:style-name="P31">Muž</text:p>
      <text:p text:style-name="P32"><text:span text:style-name="T94"><text:tab/>Můj přítel {</text:span><text:span text:style-name="T106">name} </text:span><text:span text:style-name="T111">z národa Adelanů</text:span><text:span text:style-name="T39"> </text:span><text:span text:style-name="T40">se narodil ve vesnici</text:span><text:span text:style-name="T39"> </text:span><text:span text:style-name="T111">Brůdek, která leží na řece Jitavě </text:span><text:span text:style-name="T110">v Tiché</text:span><text:span text:style-name="T117">m údolí</text:span><text:span text:style-name="T116">. </text:span><text:span text:style-name="T117">Pocházel z pěti dětí a b</text:span><text:span text:style-name="T116">yl nejmladším synem </text:span><text:span text:style-name="T117">v </text:span><text:span text:style-name="T116">hrnčíř</text:span><text:span text:style-name="T117">ské rodině.</text:span><text:span text:style-name="T116"> </text:span><text:span text:style-name="T117">J</text:span><text:span text:style-name="T116">eho </text:span><text:span text:style-name="T117">matka</text:span><text:span text:style-name="T116"> podle tradice plánoval</text:span><text:span text:style-name="T117">a</text:span><text:span text:style-name="T116"> předat </text:span><text:span text:style-name="T117">rodinn</text:span><text:span text:style-name="T118">é pole</text:span><text:span text:style-name="T117"> jeho nejstarší sestře a</text:span><text:span text:style-name="T119"> </text:span><text:span text:style-name="T118">hrnčířské</text:span><text:span text:style-name="T120"> </text:span><text:span text:style-name="T116">řemeslo jeho nejstaršímu bratrovi. V takovém případě adelanským chlapcům nezbývá než pomáhat s živností svému bratrovi, případně doufat, že se výhodně ožení </text:span><text:span text:style-name="T117">a manželka jej zaopatří.</text:span></text:p>
      <text:p text:style-name="P34"><text:span text:style-name="T110"><text:tab/></text:span><text:span text:style-name="T111">{</text:span><text:span text:style-name="T106">name} </text:span><text:span text:style-name="T37">však nebyl jen obyčejným adelanským clapcem, který by se spokojil </text:span><text:span text:style-name="T38">s pohodlným životem manžela</text:span><text:span text:style-name="T110"> nějak</text:span><text:span text:style-name="T38">é</text:span><text:span text:style-name="T111"> vysoce postaven</text:span><text:span text:style-name="T38">é</text:span><text:span text:style-name="T111"> </text:span><text:span text:style-name="T110">kněžk</text:span><text:span text:style-name="T38">y</text:span><text:span text:style-name="T110"> Živy. </text:span><text:span text:style-name="T38">Jednoho dne se</text:span><text:span text:style-name="T110"> začaly v Tichém údolí dít zvláštní věci…</text:span></text:p>
      <text:p text:style-name="P35"><text:span text:style-name="T108">Ž</text:span><text:span text:style-name="T107">ena</text:span></text:p>
      <text:p text:style-name="P33"><text:span text:style-name="T109"><text:tab/></text:span><text:span text:style-name="T123">M</text:span><text:span text:style-name="T126">á</text:span><text:span text:style-name="T123"> drahá přítelkyně </text:span><text:span text:style-name="T124">{</text:span><text:span text:style-name="T127">name}</text:span><text:span text:style-name="T124"> </text:span><text:span text:style-name="T123">z národa Adelanů pocházela z </text:span><text:span text:style-name="T125">hrnčířské rodiny ve</text:span><text:span text:style-name="T123"> vesnic</text:span><text:span text:style-name="T125">i</text:span><text:span text:style-name="T123"> Brůdek. </text:span><text:span text:style-name="T125">Protože nebyla </text:span><text:span text:style-name="T112">nejstarší dcerou, nemohla zdědit rodinné pole</text:span></text:p>
      <text:p text:style-name="P39"/>
      <text:p text:style-name="P26"><text:span text:style-name="T121">V</text:span><text:span text:style-name="T122">esnice Brůdek u</text:span><text:span text:style-name="T115"> řeky Jitavy, </text:span><text:span text:style-name="T122">náčelník</text:span> Valadan.</text:p>
      <text:p text:style-name="P26"/>
      <text:list xml:id="list2341617698" text:style-name="L2">
        <text:list-item>
          <text:p text:style-name="P47">pohřbít starého ševce Vasyla (který následně vstane z mrtvých)</text:p>
        </text:list-item>
        <text:list-item>
          <text:p text:style-name="P58"><text:span text:style-name="T71">do vesnice přijde rabarský obchodník, </text:span><text:span text:style-name="T72">jít </text:span><text:span text:style-name="T71">s ním</text:span><text:span text:style-name="T72"> k </text:span><text:span text:style-name="T71">Rabarům</text:span><text:span text:style-name="T72"> pro </text:span><text:span text:style-name="T71">radu (jak spálit tělo?)</text:span></text:p>
        </text:list-item>
        <text:list-item>
          <text:p text:style-name="P48">nalézt někoho, kdo umí obětovat Moraně</text:p>
        </text:list-item>
        <text:list-item>
          <text:p text:style-name="P59"><text:span text:style-name="T2">stopa vede do Ulpiku </text:span><text:span text:style-name="T47">a na kontinent </text:span><text:span text:style-name="T48">(</text:span><text:span text:style-name="T49">II</text:span><text:span text:style-name="T48">)</text:span></text:p>
        </text:list-item>
        <text:list-item>
          <text:p text:style-name="P60"><text:span text:style-name="T47">s</text:span><text:span text:style-name="T2">topa vede zpátky na Kobok do podzemního království </text:span><text:span text:style-name="T48">(</text:span><text:span text:style-name="T49">III</text:span><text:span text:style-name="T48">)</text:span></text:p>
        </text:list-item>
        <text:list-item>
          <text:p text:style-name="P49">finále: </text:p>
          <text:list>
            <text:list-item>
              <text:p text:style-name="P58"><text:span text:style-name="T52">nauč se obřady Morany na úrověň 5</text:span><text:span text:style-name="T46"> </text:span></text:p>
            </text:list-item>
            <text:list-item>
              <text:p text:style-name="P61"><text:span text:style-name="T30">znič krále Subteranů </text:span><text:span text:style-name="T46">v Elestyru </text:span><text:span text:style-name="T52">přej si ať regent nechá žít kněžku Morany</text:span></text:p>
            </text:list-item>
            <text:list-item>
              <text:p text:style-name="P62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17"/>
      <text:p text:style-name="Title"/>
      <text:p text:style-name="P37">Rabarové</text:p>
      <text:p text:style-name="P30"><text:span text:style-name="T62">Hradiště</text:span><text:span text:style-name="T61"> Vysoká Batra, náčelník Bjec.</text:span></text:p>
      <text:list xml:id="list2927219418" text:style-name="L3">
        <text:list-item>
          <text:p text:style-name="P45">Jít k<text:span text:style-name="T113">e Kalingům</text:span> pro kůže</text:p>
        </text:list-item>
        <text:list-item>
          <text:p text:style-name="P50">jdi do Tichého údolí pro lněné plátno</text:p>
        </text:list-item>
        <text:list-item>
          <text:p text:style-name="P65">jdi do Ulpiku <text:span text:style-name="T99">a potom do Star</text:span><text:span text:style-name="T47">ého přístavu </text:span><text:span text:style-name="T48">(</text:span><text:span text:style-name="T49">II</text:span><text:span text:style-name="T48">)</text:span></text:p>
        </text:list-item>
        <text:list-item>
          <text:p text:style-name="P51">zabít monstrum v Červeném moři <text:span text:style-name="T100">(</text:span><text:span text:style-name="T101">III</text:span><text:span text:style-name="T100">)</text:span></text:p>
        </text:list-item>
        <text:list-item>
          <text:p text:style-name="P45">finále: </text:p>
          <text:list>
            <text:list-item>
              <text:p text:style-name="P63"><text:span text:style-name="T53">z</text:span><text:span text:style-name="T2">aplať novou loď obchodníkovi v Ulpiku</text:span></text:p>
            </text:list-item>
            <text:list-item>
              <text:p text:style-name="P63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37">Kalinga</text:p>
      <text:p text:style-name="P8"/>
      <text:p text:style-name="P8">Vesnice O<text:span text:style-name="T102">u</text:span>nda, náčelník Adu Berenga</text:p>
      <text:p text:style-name="P8"/>
      <text:list xml:id="list22788080" text:style-name="L4">
        <text:list-item>
          <text:p text:style-name="P66"><text:span text:style-name="T54">Jdi na lov </text:span><text:span text:style-name="T55">zmijí </text:span><text:span text:style-name="T54">s </text:span><text:span text:style-name="T56">Kibi Anwe</text:span></text:p>
        </text:list-item>
        <text:list-item>
          <text:p text:style-name="P67"><text:span text:style-name="T2">Jdi hledat Adu Berenga do Tichého údolí, </text:span><text:span text:style-name="T57">zachraň Bernarda před bogliny</text:span></text:p>
        </text:list-item>
        <text:list-item>
          <text:p text:style-name="P52">jdi hledat Adu Berenga do Velké Batry</text:p>
        </text:list-item>
        <text:list-item>
          <text:p text:style-name="P68"><text:span text:style-name="T56">Adu Berenga</text:span><text:span text:style-name="T2"> šel do Ulpiku </text:span><text:span text:style-name="T57">a byl unesen Cerelusany </text:span><text:span text:style-name="T48">(</text:span><text:span text:style-name="T49">II</text:span><text:span text:style-name="T48">)</text:span></text:p>
        </text:list-item>
        <text:list-item>
          <text:p text:style-name="P66"><text:span text:style-name="T57">J</text:span><text:span text:style-name="T58">e v</text:span><text:span text:style-name="T48"> </text:span><text:span text:style-name="T73">Arpegosu</text:span><text:span text:style-name="T58"> v zajetí, </text:span><text:span text:style-name="T73">kde pro pobavení musí bojovat proti divé zvěři</text:span><text:span text:style-name="T58"> </text:span><text:span text:style-name="T48">(</text:span><text:span text:style-name="T49">III</text:span><text:span text:style-name="T48">)</text:span></text:p>
        </text:list-item>
        <text:list-item>
          <text:p text:style-name="P53">finále: </text:p>
          <text:list>
            <text:list-item>
              <text:p text:style-name="P66"><text:span text:style-name="T58">vymě</text:span><text:span text:style-name="T59">ň</text:span><text:span text:style-name="T60"> </text:span><text:span text:style-name="T58">Adu Berenga za Troglodyta</text:span></text:p>
            </text:list-item>
            <text:list-item>
              <text:p text:style-name="P64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2-07-19T16:03:35.504000000</dc:date>
    <meta:editing-duration>PT4H27M59S</meta:editing-duration>
    <meta:editing-cycles>16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84" meta:word-count="1449" meta:character-count="8758" meta:non-whitespace-character-count="7390"/>
  </office:meta>
</office:document-meta>
</file>